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4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43dda9" style:font-size-asian="12pt" style:font-weight-asian="normal" style:font-size-complex="12pt" style:font-weight-complex="normal"/>
    </style:style>
    <style:style style:name="P5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42075d" officeooo:paragraph-rsid="0042075d" style:font-size-asian="12pt" style:font-weight-asian="normal" style:font-size-complex="12pt" style:font-weight-complex="normal"/>
    </style:style>
    <style:style style:name="P6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42075d" officeooo:paragraph-rsid="0043dda9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Arial1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8" style:family="paragraph" style:parent-style-name="Text_20_body">
      <style:text-properties style:font-name="Arial1" fo:font-size="12pt" fo:font-weight="bold" officeooo:rsid="001d0934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9" style:family="paragraph" style:parent-style-name="Text_20_body">
      <style:text-properties style:font-name="Arial1" fo:font-size="12pt" fo:font-weight="bold" officeooo:rsid="0042075d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10" style:family="paragraph" style:parent-style-name="Text_20_body">
      <style:text-properties style:font-name="Arial1" fo:font-size="12pt" fo:font-weight="bold" officeooo:rsid="0042075d" officeooo:paragraph-rsid="0042075d" style:font-name-asian="Microsoft YaHei" style:font-size-asian="28pt" style:font-weight-asian="bold" style:font-name-complex="Arial4" style:font-size-complex="28pt" style:font-weight-complex="bold"/>
    </style:style>
    <style:style style:name="P11" style:family="paragraph" style:parent-style-name="Text_20_body">
      <style:text-properties style:font-name="Arial1" fo:font-size="12pt" fo:font-weight="bold" officeooo:rsid="0042075d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12" style:family="paragraph" style:parent-style-name="Text_20_body">
      <style:text-properties style:font-name="Arial1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13" style:family="paragraph" style:parent-style-name="Text_20_body">
      <style:text-properties style:font-name="Arial1" fo:font-size="12pt" fo:font-weight="normal" officeooo:rsid="001d0934" officeooo:paragraph-rsid="0043dda9" style:font-name-asian="Microsoft YaHei" style:font-size-asian="28pt" style:font-weight-asian="normal" style:font-name-complex="Arial4" style:font-size-complex="28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Arial" fo:language="pt" fo:country="BR" fo:font-weight="bold" officeooo:rsid="003e3a67" officeooo:paragraph-rsid="003e3a67" fo:background-color="#ffff00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Arial" fo:language="pt" fo:country="BR" fo:font-weight="bold" officeooo:rsid="003e3a67" officeooo:paragraph-rsid="0043dda9" fo:background-color="#ffff00" style:font-weight-asian="bold" style:font-weight-complex="bold"/>
    </style:style>
    <style:style style:name="P16" style:family="paragraph" style:parent-style-name="Text_20_body">
      <style:text-properties officeooo:paragraph-rsid="004195c8"/>
    </style:style>
    <style:style style:name="P17" style:family="paragraph" style:parent-style-name="Text_20_body">
      <style:paragraph-properties fo:text-align="center" style:justify-single-word="false"/>
      <style:text-properties officeooo:paragraph-rsid="0043dda9"/>
    </style:style>
    <style:style style:name="P18" style:family="paragraph" style:parent-style-name="Text_20_body">
      <style:paragraph-properties fo:text-align="center" style:justify-single-word="false"/>
      <style:text-properties officeooo:paragraph-rsid="00441f32"/>
    </style:style>
    <style:style style:name="P1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">
      <style:paragraph-properties fo:text-align="center" style:justify-single-word="false" fo:break-before="page"/>
      <style:text-properties officeooo:paragraph-rsid="00441f32"/>
    </style:style>
    <style:style style:name="P23" style:family="paragraph" style:parent-style-name="Bibliography_20_Heading">
      <style:paragraph-properties fo:break-before="page"/>
    </style:style>
    <style:style style:name="P24" style:family="paragraph" style:parent-style-name="Header">
      <style:text-properties officeooo:rsid="004b4c4d" officeooo:paragraph-rsid="004b4c4d"/>
    </style:style>
    <style:style style:name="P25" style:family="paragraph" style:parent-style-name="Heading_20_1" style:list-style-name="">
      <style:text-properties style:font-name="Arial3" fo:font-size="12pt" fo:language="pt" fo:country="BR" fo:font-style="normal" fo:font-weight="bold" officeooo:rsid="00053733" officeooo:paragraph-rsid="001deff8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Heading_20_1">
      <style:text-properties officeooo:rsid="004df692" officeooo:paragraph-rsid="004df692"/>
    </style:style>
    <style:style style:name="P27" style:family="paragraph" style:parent-style-name="Text_20_body" style:master-page-name="CTM_20__7c__20_Capa">
      <style:paragraph-properties fo:text-align="center" style:justify-single-word="false" style:page-number="auto"/>
    </style:style>
    <style:style style:name="P28" style:family="paragraph" style:parent-style-name="Text_20_body">
      <style:paragraph-properties fo:break-before="page"/>
      <style:text-properties officeooo:rsid="00489543" officeooo:paragraph-rsid="00489543"/>
    </style:style>
    <style:style style:name="P29" style:family="paragraph" style:parent-style-name="Text_20_body">
      <style:text-properties officeooo:rsid="00489543" officeooo:paragraph-rsid="00489543"/>
    </style:style>
    <style:style style:name="P30" style:family="paragraph" style:parent-style-name="Text_20_body">
      <style:text-properties officeooo:rsid="0048aa96" officeooo:paragraph-rsid="0048aa96"/>
    </style:style>
    <style:style style:name="P31" style:family="paragraph" style:parent-style-name="Text_20_body">
      <style:text-properties officeooo:rsid="004b4c4d" officeooo:paragraph-rsid="004b4c4d"/>
    </style:style>
    <style:style style:name="P32" style:family="paragraph" style:parent-style-name="Text_20_body">
      <style:text-properties officeooo:rsid="004b4c4d" officeooo:paragraph-rsid="0050a803"/>
    </style:style>
    <style:style style:name="P33" style:family="paragraph" style:parent-style-name="Text_20_body">
      <style:text-properties officeooo:rsid="004df692" officeooo:paragraph-rsid="004df692"/>
    </style:style>
    <style:style style:name="P34" style:family="paragraph" style:parent-style-name="Text_20_body">
      <style:text-properties officeooo:rsid="0050a803" officeooo:paragraph-rsid="0050a803"/>
    </style:style>
    <style:style style:name="P35" style:family="paragraph" style:parent-style-name="Text_20_body">
      <style:text-properties officeooo:rsid="0053b4ab" officeooo:paragraph-rsid="0053b4ab"/>
    </style:style>
    <style:style style:name="P36" style:family="paragraph" style:parent-style-name="Text_20_body">
      <style:text-properties officeooo:rsid="00548f18" officeooo:paragraph-rsid="00548f18"/>
    </style:style>
    <style:style style:name="P37" style:family="paragraph" style:parent-style-name="Text_20_body">
      <style:text-properties officeooo:rsid="00548f18" officeooo:paragraph-rsid="00548f18" fo:background-color="#ffff00"/>
    </style:style>
    <style:style style:name="P38" style:family="paragraph" style:parent-style-name="Text_20_body">
      <style:text-properties officeooo:rsid="0054954d" officeooo:paragraph-rsid="0054954d"/>
    </style:style>
    <style:style style:name="T1" style:family="text">
      <style:text-properties officeooo:rsid="001d0934"/>
    </style:style>
    <style:style style:name="T2" style:family="text">
      <style:text-properties style:font-name="Arial" fo:language="pt" fo:country="BR" officeooo:rsid="0031a03f"/>
    </style:style>
    <style:style style:name="T3" style:family="text">
      <style:text-properties style:font-name="Arial" fo:language="pt" fo:country="BR" officeooo:rsid="003e3a67" fo:background-color="#ffff00" loext:char-shading-value="0"/>
    </style:style>
    <style:style style:name="T4" style:family="text">
      <style:text-properties style:font-name="Arial" fo:font-size="10pt" fo:language="pt" fo:country="BR" officeooo:rsid="0043dda9"/>
    </style:style>
    <style:style style:name="T5" style:family="text">
      <style:text-properties style:font-name="Arial" fo:font-size="10pt" fo:language="pt" fo:country="BR" officeooo:rsid="0043dda9" fo:background-color="#ffff00" loext:char-shading-value="0"/>
    </style:style>
    <style:style style:name="T6" style:family="text">
      <style:text-properties officeooo:rsid="001d0934" fo:background-color="transparent" loext:char-shading-value="0"/>
    </style:style>
    <style:style style:name="T7" style:family="text">
      <style:text-properties officeooo:rsid="0043dda9"/>
    </style:style>
    <style:style style:name="T8" style:family="text">
      <style:text-properties officeooo:rsid="0043dda9"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cee0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8aa96" style:font-weight-asian="normal" style:font-weight-complex="normal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-start text:name="__RefHeading___Toc74_2961738099"/>JEDIEL DA ROSA RIBEIRO<text:bookmark-end text:name="__RefHeading___Toc74_2961738099"/></text:p>
      <text:p text:style-name="P3"/>
      <text:p text:style-name="P3"/>
      <text:p text:style-name="P3"/>
      <text:p text:style-name="P3"/>
      <text:p text:style-name="P5"/>
      <text:p text:style-name="P3"/>
      <text:p text:style-name="P14">TÍTULO DO TRABALHO</text:p>
      <text:p text:style-name="P7"/>
      <text:p text:style-name="P7"/>
      <text:p text:style-name="P7"/>
      <text:p text:style-name="P7"/>
      <text:p text:style-name="P7"/>
      <text:p text:style-name="P9"/>
      <text:p text:style-name="P10"/>
      <text:p text:style-name="P7"/>
      <text:p text:style-name="P12"/>
      <text:p text:style-name="P12"/>
      <text:p text:style-name="P12"/>
      <text:p text:style-name="P12"/>
      <text:p text:style-name="P18"><text:span text:style-name="T2">GASPAR</text:span>/SC<text:line-break/><text:span text:style-name="T3">[ MÊS ]</text:span><text:span text:style-name="T6"> </text:span><text:span text:style-name="T1">DE 2021</text:span></text:p>
      <text:p text:style-name="P22">JEDIEL DA ROSA RIBEIRO</text:p>
      <text:p text:style-name="P4"/>
      <text:p text:style-name="P4"/>
      <text:p text:style-name="P4"/>
      <text:p text:style-name="P4"/>
      <text:p text:style-name="P6"/>
      <text:p text:style-name="P4"/>
      <text:p text:style-name="P15">TÍTULO DO TRABALHO</text:p>
      <text:p text:style-name="Abstrato">Trabalho apresentado à professora <text:span text:style-name="T4">[</text:span><text:span text:style-name="T5">NOME DA PROFESSORA</text:span><text:span text:style-name="T4">]</text:span> por exigência da disciplina <text:span text:style-name="T7">[</text:span><text:span text:style-name="T8">NOME DA DISCIPLINA</text:span><text:span text:style-name="T7">] do </text:span>curso de Teologia e Missão do Centro de Treinamento Missionário Vida – CTMVida.</text:p>
      <text:p text:style-name="P8"/>
      <text:p text:style-name="P11"/>
      <text:p text:style-name="P11"/>
      <text:p text:style-name="P11"/>
      <text:p text:style-name="P8"/>
      <text:p text:style-name="P13"/>
      <text:p text:style-name="P13"/>
      <text:p text:style-name="P13"/>
      <text:p text:style-name="P13"/>
      <text:p text:style-name="P17"><text:bookmark-start text:name="__RefHeading___Toc76_29617380991"/><text:span text:style-name="T2">GASPAR</text:span>/SC<text:line-break/><text:span text:style-name="T3">[ MÊS ]</text:span><text:span text:style-name="T6"> </text:span><text:span text:style-name="T1">DE 2021</text:span><text:bookmark-end text:name="__RefHeading___Toc76_29617380991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1">Sumário</text:p>
          </text:index-title>
          <text:p text:style-name="P19"><text:a xlink:type="simple" xlink:href="#__RefHeading___Toc78_2961738099" text:style-name="Index_20_Link" text:visited-style-name="Index_20_Link">Primeiro tópico principal<text:tab/>4</text:a></text:p>
          <text:p text:style-name="P20"><text:a xlink:type="simple" xlink:href="#__RefHeading___Toc828_857325647" text:style-name="Index_20_Link" text:visited-style-name="Index_20_Link">Primeiro tópico secundário<text:tab/>4</text:a></text:p>
        </text:index-body>
      </text:table-of-content>
      <text:h text:style-name="P25" text:outline-level="1"/>
      <text:p text:style-name="P28">No inverno de 1510 e 1511 foi enviado à Roma a negócios. Lá se deparou com a corrupção e a luxúria da Igreja Romana e começou a compreender a necessidade de uma reforma.</text:p>
      <text:p text:style-name="P29"/>
      <text:p text:style-name="P29">→ Uma crise ao chegar em roma e ter um choque com a realidade de lá.</text:p>
      <text:p text:style-name="P29"/>
      <text:p text:style-name="P29">Em 1517 John Tetzel começou a venda de indulgência em Juterbock, perto de Witemberg. Lutero não suportando ver o povo ser enganado escreve 95 teses e coloca na porta da Igreja do Castelo de Wittemberg no dia <text:span text:style-name="T9">31 de outubro de 1517</text:span><text:span text:style-name="T11">.</text:span></text:p>
      <text:p text:style-name="P29"><text:span text:style-name="T11"/></text:p>
      <text:p text:style-name="P29"><text:span text:style-name="T11">Em 1518 chega em Wittenberg o jovem Filipe Melanchton, que foi o sucessor de Lutero e por muitos considerado o teólogo da reforma.</text:span></text:p>
      <text:p text:style-name="P29"><text:span text:style-name="T11"/></text:p>
      <text:p text:style-name="P29"><text:span text:style-name="T11">Tempos depois Lutero casou-se com Catarina Von Bora com quem teve 6 filhos.</text:span></text:p>
      <text:p text:style-name="P29"><text:span text:style-name="T11">→ No tempo que ocorria a reforma na Alemanha, também acontecia no norte da Suíça sob a liderança de Zwinglio.</text:span></text:p>
      <text:p text:style-name="P29"><text:span text:style-name="T11"/></text:p>
      <text:p text:style-name="P29"><text:span text:style-name="T11">Lutero e Zwinglio se encontraram em 1529 no castelo de Marburg e não unirão forçar por não concordarem com apenas 1 das 15 proposições. Zwinglio dizia que a ceia era apenas um memorial da morte de Cristo enquanto Lutero dizia ter uma presença física na comunhão sem alteração do pão e vinho.</text:span></text:p>
      <text:p text:style-name="P29"><text:span text:style-name="T11">→ Na escandinávia (Dinamarca, Noruega e Islandia). Os governantes se simpatizaram pelo Luteranismo e o povo apoiou pois estavam desgostosos com a corrupção no Clero.</text:span></text:p>
      <text:p text:style-name="P29"><text:span text:style-name="T11">Em 1539, o </text:span><text:span text:style-name="T12">luteranismo já se torna a religião oficial da Escandinávia.</text:span></text:p>
      <text:p text:style-name="P29"><text:span text:style-name="T12">→ Jogn Knox</text:span></text:p>
      <text:p text:style-name="P30"><text:soft-page-break/><text:span text:style-name="T11">Ulrico Zwinglio</text:span></text:p>
      <text:p text:style-name="P30"><text:span text:style-name="T11">→ Entre 1506 e 1516 serviu ao papado como paróquio e capellão. </text:span></text:p>
      <text:p text:style-name="P30"><text:span text:style-name="T11">João Calvino</text:span></text:p>
      <text:p text:style-name="P30"><text:span text:style-name="T11">→ Institutas da religião Cristã</text:span></text:p>
      <text:p text:style-name="P30"><text:span text:style-name="T11">Revolução na cidade de Genébra</text:span></text:p>
      <text:p text:style-name="P31"><text:span text:style-name="T11">Conrad Grebel (1498-1526), Baltazsar Hubmaier. Menon, Amishs</text:span></text:p>
      <text:p text:style-name="P32"><text:span text:style-name="T10">Musical SIX, </text:span><text:span text:style-name="T11">Henrique VIII</text:span></text:p>
      <text:p text:style-name="P33"><text:span text:style-name="T11">Puritanos e Separatistas, Batistas → John Smyth</text:span></text:p>
      <text:list xml:id="list440352317" text:style-name="Outline">
        <text:list-item>
          <text:h text:style-name="P26" text:outline-level="1">Contrareforma</text:h>
        </text:list-item>
      </text:list>
      <text:p text:style-name="P33">Contra-Regorma, ou Reforma católica.</text:p>
      <text:p text:style-name="P33">Uma das armas da contra-reforma foi os Jesuítas. Inácio de Loiola, 1534.</text:p>
      <text:p text:style-name="P34">Arminio crítico de Calvino.</text:p>
      <text:p text:style-name="P35">E agora né o que vamos fazer eu estou totalmente sem saber o que escrever, como escrever ou porque escrever.</text:p>
      <text:p text:style-name="P35">Por volta de 1555 chegou ao Brasil</text:p>
      <text:p text:style-name="P35">Protestantismo na América Latina</text:p>
      <text:p text:style-name="P35">→ Na segunda tentativa, os Holandeses chegaram ao nordeste do Bra</text:p>
      <text:p text:style-name="P37">PodCast da Olívia sobre maurício de Nassau</text:p>
      <text:p text:style-name="P36">1555 Tentativa dos franceses</text:p>
      <text:p text:style-name="P36">1585 Holandeses</text:p>
      <text:p text:style-name="P36">Século 19 o protestantismo se instala no Brasil a partir das navegações </text:p>
      <text:p text:style-name="P36"/>
      <text:p text:style-name="P36"/>
      <text:p text:style-name="P38"><text:soft-page-break/>Guilherme Penn… Caneta… Candea</text:p>
      <text:p text:style-name="P38"/>
      <text:bibliography text:style-name="Sect1" text:protected="true" text:name="Bibliography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 text:style-name="Emphasis">, </text:index-entry-span>
            <text:index-entry-bibliography text:bibliography-data-field="title"/>
            <text:index-entry-span>. </text:index-entry-span>
            <text:index-entry-bibliography text:bibliography-data-field="edition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23">Bibliografia</text:p>
          </text:index-title>
        </text:index-body>
      </text:bibliography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Header">
      <style:text-properties officeooo:rsid="004b4c4d" officeooo:paragraph-rsid="004b4c4d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MP3"/>
        <text:p text:style-name="MP3"/>
      </style:header>
      <style:footer>
        <text:p text:style-name="MP1"><text:page-number text:select-page="current">7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9:01:00.817744602</meta:creation-date>
    <dc:title>CTM</dc:title>
    <meta:editing-duration>PT49M19S</meta:editing-duration>
    <meta:editing-cycles>6</meta:editing-cycles>
    <meta:generator>LibreOffice/6.4.7.2$Linux_X86_64 LibreOffice_project/40$Build-2</meta:generator>
    <dc:date>2021-11-09T11:03:51.510689498</dc:date>
    <meta:document-statistic meta:table-count="0" meta:image-count="5" meta:object-count="0" meta:page-count="7" meta:paragraph-count="46" meta:word-count="442" meta:character-count="2570" meta:non-whitespace-character-count="2171"/>
    <meta:template xlink:type="simple" xlink:actuate="onRequest" xlink:title="CTM" xlink:href="../../../../../Templates/CTM.ott" meta:date="2021-11-09T09:01:00.203381199"/>
  </office:meta>
</office:document-meta>
</file>